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Mono" svg:font-family="'Liberation Mono'" style:font-family-generic="modern" style:font-pitch="fixed"/>
    <style:font-face style:name="Adobe Pi Std" svg:font-family="'Adobe Pi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dobe Pi Std" fo:font-size="14pt" style:font-size-asian="14pt" style:font-size-complex="14pt"/>
    </style:style>
    <style:style style:name="P2" style:family="paragraph" style:parent-style-name="Preformatted_20_Text">
      <style:text-properties style:font-name="Adobe Pi Std" fo:font-size="14pt" officeooo:rsid="0021fdf2" officeooo:paragraph-rsid="0021fdf2" style:font-size-asian="14pt" style:font-size-complex="14pt"/>
    </style:style>
    <style:style style:name="P3" style:family="paragraph" style:parent-style-name="Preformatted_20_Text">
      <style:text-properties style:font-name="Adobe Pi Std" fo:font-size="14pt" fo:font-weight="bold" officeooo:rsid="001ec9e6" officeooo:paragraph-rsid="001ec9e6" style:font-size-asian="14pt" style:font-weight-asian="bold" style:font-size-complex="14pt" style:font-weight-complex="bold"/>
    </style:style>
    <style:style style:name="P4" style:family="paragraph" style:parent-style-name="Preformatted_20_Text">
      <style:text-properties style:font-name="Adobe Pi Std"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Preformatted_20_Text">
      <style:text-properties fo:color="#729fcf" loext:opacity="100%" style:font-name="Adobe Pi Std" fo:font-size="14pt" style:font-size-asian="14pt" style:font-size-complex="14pt"/>
    </style:style>
    <style:style style:name="P6" style:family="paragraph" style:parent-style-name="Preformatted_20_Text">
      <style:text-properties fo:color="#81d41a" loext:opacity="100%" style:font-name="Adobe Pi Std" fo:font-size="14pt" style:font-size-asian="14pt" style:font-size-complex="14pt"/>
    </style:style>
    <style:style style:name="P7" style:family="paragraph" style:parent-style-name="Preformatted_20_Text">
      <style:text-properties style:font-name="Adobe Pi Std"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text-properties style:font-name="Adobe Pi Std" fo:font-size="14pt" officeooo:paragraph-rsid="002f0a5f" style:font-size-asian="14pt" style:font-size-complex="14pt"/>
    </style:style>
    <style:style style:name="T1" style:family="text">
      <style:text-properties officeooo:rsid="001ec9e6"/>
    </style:style>
    <style:style style:name="T2" style:family="text">
      <style:text-properties fo:font-weight="bold" style:font-weight-asian="bold" style:font-weight-complex="bold"/>
    </style:style>
    <style:style style:name="T3" style:family="text">
      <style:text-properties fo:font-weight="bold" officeooo:rsid="001ec9e6" style:font-weight-asian="bold" style:font-weight-complex="bold"/>
    </style:style>
    <style:style style:name="T4" style:family="text">
      <style:text-properties fo:font-weight="bold" officeooo:rsid="002350cb" style:font-weight-asian="bold" style:font-weight-complex="bold"/>
    </style:style>
    <style:style style:name="T5" style:family="text">
      <style:text-properties fo:color="#800080" loext:opacity="100%" style:font-name="Adobe Pi Std" fo:font-size="14pt" style:font-size-asian="14pt" style:font-size-complex="14pt"/>
    </style:style>
    <style:style style:name="T6" style:family="text">
      <style:text-properties fo:color="#729fcf" loext:opacity="100%"/>
    </style:style>
    <style:style style:name="T7" style:family="text">
      <style:text-properties fo:color="#729fcf" loext:opacity="100%" style:font-name="Adobe Pi Std" fo:font-size="14pt" style:font-size-asian="14pt" style:font-size-complex="14pt"/>
    </style:style>
    <style:style style:name="T8" style:family="text">
      <style:text-properties fo:color="#729fcf" loext:opacity="100%" style:font-name="Adobe Pi Std" fo:font-size="14pt" officeooo:rsid="00261e1a" style:font-size-asian="14pt" style:font-size-complex="14pt"/>
    </style:style>
    <style:style style:name="T9" style:family="text">
      <style:text-properties fo:color="#729fcf" loext:opacity="100%" style:font-name="Adobe Pi Std" fo:font-size="14pt" officeooo:rsid="0021fdf2" style:font-size-asian="14pt" style:font-size-complex="14pt"/>
    </style:style>
    <style:style style:name="T10" style:family="text">
      <style:text-properties fo:color="#729fcf" loext:opacity="100%" style:font-name="Adobe Pi Std" fo:font-size="14pt" officeooo:rsid="0027316e" style:font-size-asian="14pt" style:font-size-complex="14pt"/>
    </style:style>
    <style:style style:name="T11" style:family="text">
      <style:text-properties fo:color="#729fcf" loext:opacity="100%" style:font-name="Adobe Pi Std" fo:font-size="14pt" officeooo:rsid="002ee9ed" style:font-size-asian="14pt" style:font-size-complex="14pt"/>
    </style:style>
    <style:style style:name="T12" style:family="text">
      <style:text-properties fo:color="#000000" loext:opacity="100%" style:text-underline-style="solid" style:text-underline-width="auto" style:text-underline-color="font-color" fo:font-weight="bold" style:font-weight-asian="bold" style:font-weight-complex="bold"/>
    </style:style>
    <style:style style:name="T13" style:family="text">
      <style:text-properties fo:color="#000000" loext:opacity="100%" officeooo:rsid="0021fdf2"/>
    </style:style>
    <style:style style:name="T14" style:family="text">
      <style:text-properties fo:color="#000000" loext:opacity="100%" style:font-name="Adobe Pi Std" fo:font-size="14pt" officeooo:rsid="002ee9ed" style:font-size-asian="14pt" style:font-size-complex="14pt"/>
    </style:style>
    <style:style style:name="T15" style:family="text">
      <style:text-properties fo:color="#000000" loext:opacity="100%" style:font-name="Adobe Pi Std" fo:font-size="14pt" officeooo:rsid="0021fdf2" style:font-size-asian="14pt" style:font-size-complex="14pt"/>
    </style:style>
    <style:style style:name="T16" style:family="text">
      <style:text-properties fo:color="#000000" loext:opacity="100%" officeooo:rsid="002f0a5f"/>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20c7a6" style:font-weight-asian="bold" style:font-weight-complex="bold"/>
    </style:style>
    <style:style style:name="T19" style:family="text">
      <style:text-properties style:text-underline-style="solid" style:text-underline-width="auto" style:text-underline-color="font-color" fo:font-weight="bold" officeooo:rsid="0021fdf2" style:font-weight-asian="bold" style:font-weight-complex="bold"/>
    </style:style>
    <style:style style:name="T20" style:family="text">
      <style:text-properties style:text-underline-style="solid" style:text-underline-width="auto" style:text-underline-color="font-color" fo:font-weight="bold" officeooo:rsid="002ee9ed" style:font-weight-asian="bold" style:font-weight-complex="bold"/>
    </style:style>
    <style:style style:name="T21" style:family="text">
      <style:text-properties style:text-underline-style="solid" style:text-underline-width="auto" style:text-underline-color="font-color" fo:font-weight="bold" officeooo:rsid="002f0a5f" style:font-weight-asian="bold" style:font-weight-complex="bold"/>
    </style:style>
    <style:style style:name="T22" style:family="text">
      <style:text-properties style:text-underline-style="solid" style:text-underline-width="auto" style:text-underline-color="font-color" fo:font-weight="bold" officeooo:rsid="002f5355" style:font-weight-asian="bold" style:font-weight-complex="bold"/>
    </style:style>
    <style:style style:name="T23" style:family="text">
      <style:text-properties officeooo:rsid="0020c7a6"/>
    </style:style>
    <style:style style:name="T24" style:family="text">
      <style:text-properties fo:color="#81d41a" loext:opacity="100%"/>
    </style:style>
    <style:style style:name="T25" style:family="text">
      <style:text-properties fo:color="#81d41a" loext:opacity="100%" style:font-name="Adobe Pi Std" fo:font-size="14pt" officeooo:rsid="0021fdf2" style:font-size-asian="14pt" style:font-size-complex="14pt"/>
    </style:style>
    <style:style style:name="T26" style:family="text">
      <style:text-properties fo:color="#81d41a" loext:opacity="100%" style:font-name="Adobe Pi Std" fo:font-size="14pt" officeooo:rsid="00261e1a" style:font-size-asian="14pt" style:font-size-complex="14pt"/>
    </style:style>
    <style:style style:name="T27" style:family="text">
      <style:text-properties fo:color="#81d41a" loext:opacity="100%" style:font-name="Adobe Pi Std" fo:font-size="14pt" officeooo:rsid="0027316e" style:font-size-asian="14pt" style:font-size-complex="14pt"/>
    </style:style>
    <style:style style:name="T28" style:family="text">
      <style:text-properties fo:color="#81d41a" loext:opacity="100%" style:font-name="Adobe Pi Std" fo:font-size="14pt" officeooo:rsid="0021fdf2" fo:background-color="#e8f2a1" loext:char-shading-value="0" style:font-size-asian="14pt" style:font-size-complex="14pt"/>
    </style:style>
    <style:style style:name="T29" style:family="text">
      <style:text-properties fo:color="#81d41a" loext:opacity="100%" style:font-name="Adobe Pi Std" fo:font-size="14pt" officeooo:rsid="00261e1a" fo:background-color="#e8f2a1" loext:char-shading-value="0" style:font-size-asian="14pt" style:font-size-complex="14pt"/>
    </style:style>
    <style:style style:name="T30" style:family="text">
      <style:text-properties officeooo:rsid="002350cb"/>
    </style:style>
    <style:style style:name="T31" style:family="text">
      <style:text-properties officeooo:rsid="0024f4a2"/>
    </style:style>
    <style:style style:name="T32" style:family="text">
      <style:text-properties fo:color="#00a933" loext:opacity="100%" style:font-name="Adobe Pi Std" fo:font-size="14pt" officeooo:rsid="00261e1a" style:font-size-asian="14pt" style:font-size-complex="14pt"/>
    </style:style>
    <style:style style:name="T33" style:family="text">
      <style:text-properties fo:color="#069a2e" loext:opacity="100%" style:font-name="Adobe Pi Std" fo:font-size="14pt" officeooo:rsid="0021fdf2" fo:background-color="#e8f2a1" loext:char-shading-value="0" style:font-size-asian="14pt" style:font-size-complex="14pt"/>
    </style:style>
    <style:style style:name="T34" style:family="text">
      <style:text-properties fo:color="#069a2e" loext:opacity="100%" style:font-name="Adobe Pi Std" fo:font-size="14pt" officeooo:rsid="0024f4a2" fo:background-color="#e8f2a1" loext:char-shading-value="0" style:font-size-asian="14pt" style:font-size-complex="14pt"/>
    </style:style>
    <style:style style:name="T35" style:family="text">
      <style:text-properties fo:color="#069a2e" loext:opacity="100%" style:font-name="Adobe Pi Std" fo:font-size="14pt" officeooo:rsid="00261e1a" fo:background-color="#e8f2a1" loext:char-shading-value="0" style:font-size-asian="14pt" style:font-size-complex="14pt"/>
    </style:style>
    <style:style style:name="T36" style:family="text">
      <style:text-properties fo:color="#069a2e" loext:opacity="100%" fo:font-size="14pt" officeooo:rsid="0021fdf2" fo:background-color="#e8f2a1" loext:char-shading-value="0" style:font-size-asian="14pt" style:font-size-complex="14pt"/>
    </style:style>
    <style:style style:name="T37" style:family="text">
      <style:text-properties fo:color="#ff4000" loext:opacity="100%" style:font-name="Adobe Pi Std" fo:font-size="14pt" officeooo:rsid="00261e1a" style:font-size-asian="14pt" style:font-size-complex="14pt"/>
    </style:style>
    <style:style style:name="T38" style:family="text">
      <style:text-properties fo:color="#ff4000" loext:opacity="100%" style:font-name="Adobe Pi Std" fo:font-size="14pt" officeooo:rsid="0027316e" style:font-size-asian="14pt" style:font-size-complex="14pt"/>
    </style:style>
    <style:style style:name="T39" style:family="text">
      <style:text-properties fo:color="#ff4000" loext:opacity="100%" fo:font-size="14pt" style:font-size-asian="14pt" style:font-size-complex="14pt"/>
    </style:style>
    <style:style style:name="T40" style:family="text">
      <style:text-properties officeooo:rsid="0027316e"/>
    </style:style>
    <style:style style:name="T41" style:family="text">
      <style:text-properties officeooo:rsid="0028d5fa"/>
    </style:style>
    <style:style style:name="T42" style:family="text">
      <style:text-properties officeooo:rsid="00298eda"/>
    </style:style>
    <style:style style:name="T43" style:family="text">
      <style:text-properties officeooo:rsid="002d402d"/>
    </style:style>
    <style:style style:name="T44" style:family="text">
      <style:text-properties officeooo:rsid="002ee9ed"/>
    </style:style>
    <style:style style:name="T45" style:family="text">
      <style:text-properties fo:color="#2a6099" loext:opacity="100%" style:font-name="Adobe Pi Std" fo:font-size="14pt" officeooo:rsid="002ee9ed" style:font-size-asian="14pt" style:font-size-complex="14pt"/>
    </style:style>
    <style:style style:name="T46" style:family="text">
      <style:text-properties fo:color="#2a6099" loext:opacity="100%" officeooo:rsid="002ee9ed"/>
    </style:style>
    <style:style style:name="T47" style:family="text">
      <style:text-properties fo:color="#2a6099" loext:opacity="100%" officeooo:rsid="002f0a5f"/>
    </style:style>
    <style:style style:name="T48" style:family="text">
      <style:text-properties officeooo:rsid="002f0a5f"/>
    </style:style>
    <style:style style:name="T49" style:family="text">
      <style:text-properties officeooo:rsid="002f5355"/>
    </style:style>
    <style:style style:name="T50" style:family="text">
      <style:text-properties fo:color="#ff0000" loext:opacity="100%" officeooo:rsid="002f5355"/>
    </style:style>
    <style:style style:name="T51" style:family="text">
      <style:text-properties fo:color="#ffff00" loext:opacity="100%" officeooo:rsid="002f5355"/>
    </style:style>
    <style:style style:name="T52" style:family="text">
      <style:text-properties fo:color="#ff8000" loext:opacity="100%" officeooo:rsid="002f53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Déposer un fichier en 10 étapes <text:s/></text:span><text:span text:style-name="T3">facilement avec git , </text:span><text:span text:style-name="T4">sur Gnu/Linux</text:span><text:span text:style-name="T3">!</text:span></text:p>
      <text:p text:style-name="P3"/>
      <text:p text:style-name="Preformatted_20_Text">Prérequis : avoir installé git sur sa machine <text:line-break/>(<text:span text:style-name="T6">&gt;&gt;sudo apt install git</text:span> ou <text:span text:style-name="T6">&gt;&gt;sudo apt install git-all</text:span> si on veut toutes les options, dans le doute, toujours préférer la première solution).</text:p>
      <text:p text:style-name="Preformatted_20_Text"><text:line-break/>#Les mots en majuscules seront des mots à personnaliser.</text:p>
      <text:p text:style-name="Preformatted_20_Text">#Les &gt;&gt; indiquent une commande à taper (en bleu) à leur droite.<text:line-break/><text:span text:style-name="T40">#La couleur rouge indique que ce paragraphe concerne plutôt des utilisateurs habitués, et qu’il vaut mieux se référer à la documentation principale, plus complète.</text:span></text:p>
      <text:p text:style-name="P1"/>
      <text:p text:style-name="P1"><text:span text:style-name="T17">1) Créer un compte sur le site Github</text:span><text:line-break/><text:span text:style-name="T1">(sautez cette étape si vous avez déjà un compte).</text:span></text:p>
      <text:p text:style-name="P1"><text:line-break/><text:span text:style-name="T17">2) Créer un répertoire dans lequel placer</text:span><text:span text:style-name="T12"> </text:span>son<text:span text:style-name="T12"> </text:span><text:span text:style-name="T17">ou ses fichiers git</text:span></text:p>
      <text:p text:style-name="P5">&gt;&gt; mkdir MONREPERTOIRE</text:p>
      <text:p text:style-name="P1">(au besoin accorder les droits nécessaires à ce répertoire :<text:line-break/><text:span text:style-name="T6">&gt;&gt; sudo chmod u+rwx MONREPERTOIRE </text:span><text:s text:c="7"/><text:line-break/><text:span text:style-name="T6">&gt;&gt;sudo chown MONPSEUDO MONREPERTOIRE</text:span>)</text:p>
      <text:p text:style-name="P1">Voilà, votre répertoire est créé et fonctionnel! </text:p>
      <text:p text:style-name="P1"/>
      <text:p text:style-name="P4">3) se déplacer dans le répertoire créé<text:line-break/></text:p>
      <text:p text:style-name="P5">&gt;&gt; cd MONREPERTOIRE</text:p>
      <text:p text:style-name="P1">exemple de renvoi de terminal : [<text:span text:style-name="T43">MONREPERTOIRE</text:span>]$ </text:p>
      <text:p text:style-name="P8"><text:line-break/><text:span text:style-name="T20">4) si on veut rajouter un fichier README ou Lisez-moi : </text:span><text:span text:style-name="T44"><text:line-break/></text:span><text:span text:style-name="T46">echo "# MONREPERTOIRE" &gt;&gt; README.md</text:span><text:span text:style-name="T44"> ou </text:span></text:p>
      <text:p text:style-name="P8"><text:span text:style-name="T46">echo "# MONREPERTOIRE" &gt;&gt; LISEZ-MOI.md</text:span><text:line-break/><text:line-break/><text:span text:style-name="T22">5) placer votre logiciel ou votre dossier, votre ou vos fichiers dans le Dossier MONREPERTOIRE<text:line-break/></text:span><text:span text:style-name="T49"><text:line-break/>(Attention : ne pas toucher au répertoire caché .git créé par git init)<text:line-break/></text:span><text:line-break/><text:span text:style-name="T22">6)</text:span><text:span text:style-name="T17"> Indiquer à Git que MONREPERTOIRE doit être considéré comme un dossier à partager sur Github</text:span></text:p>
      <text:p text:style-name="P1"><text:line-break/>&gt;&gt; [<text:span text:style-name="T30"> </text:span>MONREPERTOIRE]$ <text:span text:style-name="T6">git init</text:span></text:p>
      <text:p text:style-name="P1"/>
      <text:p text:style-name="P1">Voilà, on a terminé la première partie, on a réussi à mettre le dossier qu'on veut partager sur Github sur un espace dédié (et on a fait comprendre au <text:soft-page-break/>passage à Git que c'est bien ce dossier dont il est question), qu'il va falloir maintenant envoyer sur Github.<text:line-break/><text:span text:style-name="T48">(En profiter pour rajouter : </text:span><text:span text:style-name="T47">git add README.md </text:span><text:span text:style-name="T16">ou</text:span><text:span text:style-name="T47"> git add LISEZ-MOI.md)</text:span></text:p>
      <text:p text:style-name="P1"><text:span text:style-name="T17"><text:line-break/></text:span><text:span text:style-name="T22">7</text:span><text:span text:style-name="T17">) </text:span><text:span text:style-name="T18">Se connecter</text:span><text:span text:style-name="T17"> sur le site Github, </text:span><text:span text:style-name="T18">puis </text:span><text:span text:style-name="T17">clique</text:span><text:span text:style-name="T18">r</text:span><text:span text:style-name="T17"> sur l'icône (+) en haut à droite de la page d'accueil puis sélectionner l'option New Repository (qui signifie « Créer un nouveau dépôt »)</text:span></text:p>
      <text:p text:style-name="P1"><text:line-break/>Sur la page qui s'affiche, dans le champ « Repository name », entrez un nom pour votre dépôt. <text:line-break/><text:span text:style-name="T52">Attention : <text:s/>il faut créer le même nom que celui qui est sur votre ordinateur, pour que les deux dossiers soient fusionnés ensuite. Ainsi ici MONREPERTOIRE aura le même nom que MONDEPOT… <text:line-break/></text:span></text:p>
      <text:p text:style-name="P1">Cliquez sur "Create <text:span text:style-name="T23">R</text:span>epository", c'est à dire : "Créer un dépôt".</text:p>
      <text:p text:style-name="Preformatted_20_Text">(Vous pouvez aussi décrire ce que contiendra votre dépôt dans <text:span text:style-name="T31">le</text:span> petit encart <text:span text:style-name="T31">prévu à cet effet</text:span> si vous en avez envie).</text:p>
      <text:p text:style-name="P1"/>
      <text:p text:style-name="P4"><text:span text:style-name="T49">8</text:span>) Maintenant on va mettre en ligne notre dépôt : </text:p>
      <text:p text:style-name="P1"><text:line-break/>En face de "HTTPS" , on a une ligne qui ressemble à ça : <text:s/><text:span text:style-name="T24">https://github.com/JEANCLAUDE/MONDEPOT/.git</text:span></text:p>
      <text:p text:style-name="P1">On a donc l'adresse de notre dépôt en ligne sur github. Il suffit donc maintenant de lui adjoindre : git remote add origin, pour faire comprendre à la machine où doit se situer notre dépot en ligne .</text:p>
      <text:p text:style-name="P6">remote = déplacer</text:p>
      <text:p text:style-name="P6">add = ajouter </text:p>
      <text:p text:style-name="P6">Origin = premier dépôt, dépôt original</text:p>
      <text:p text:style-name="P1">Ce qui donne : </text:p>
      <text:p text:style-name="P1"><text:span text:style-name="T6">&gt;&gt; git remote add origin </text:span><text:s/>https://github.com/JEANCLAUD<text:span text:style-name="T31">E</text:span>/MONDEPOT/.git</text:p>
      <text:p text:style-name="P1"/>
      <text:p text:style-name="P4"><text:span text:style-name="T49">9</text:span>) On indique maintenant à git d'accepter de prendre tous les fichiers qu'on va lui envoyer</text:p>
      <text:p text:style-name="P5"><text:line-break/>&gt;&gt; git add --<text:span text:style-name="T42">all</text:span><text:line-break/><text:span text:style-name="T13">(attention il y a deux traits avant all)</text:span></text:p>
      <text:p text:style-name="P1"/>
      <text:p text:style-name="P1"><text:span text:style-name="T22">10</text:span><text:span text:style-name="T17">) O</text:span><text:span text:style-name="T19">n utilise maintenant la commande commit pour réaliser une « photo instantannée » du paquet mis en ligne avec toutes les modifications faites à cet instant, ainsi toutes les modifications faites avant cette opération seront enregistrées </text:span><text:span text:style-name="T17">:</text:span> </text:p>
      <text:p text:style-name="Preformatted_20_Text"><text:soft-page-break/><text:span text:style-name="T5"><text:line-break/></text:span><text:span text:style-name="T7">&gt;&gt; git commit -m « </text:span><text:span text:style-name="T11">first commit »</text:span><text:span text:style-name="T8"><text:line-break/></text:span><text:span text:style-name="T27">La commande git commit sans option, ouvre un éditeur de texte et demande à écrire un message de commit, pour éviter d’ouvrir cet éditeur, par exemple en cas d’utilisation d’une machine virtuelle ou d’une machine minimale en ligne de commandes par exemple, il vaudra mieux utiliser l’option -m.</text:span><text:span text:style-name="T25"><text:line-break/></text:span><text:span text:style-name="T33">l'option </text:span><text:span text:style-name="Source_20_Text"><text:span text:style-name="T36">-m</text:span></text:span><text:span text:style-name="T28"> </text:span><text:span text:style-name="T25">renonce à l'invite d'éditeur de texte au profit d'un message contextuel. </text:span><text:span text:style-name="T26">On peut c</text:span><text:span text:style-name="T27">hoisir</text:span><text:span text:style-name="T26"> le message qu’on veut.</text:span><text:span text:style-name="T25"><text:line-break/></text:span><text:span text:style-name="T34">L’option -</text:span><text:span text:style-name="T35">a</text:span><text:span text:style-name="T29"> </text:span><text:span text:style-name="T26">inclut uniquement les fichiers choisis (ceux qui ont été ajoutés grâce à la commande git add à un moment de l’historique).<text:line-break/>On peut ajouter les deux options :</text:span><text:span text:style-name="T32"> <text:line-break/></text:span><text:span text:style-name="T37">&gt;&gt; git commit -am MESSAGE<text:line-break/></text:span><text:span text:style-name="T39">Cette combinaison crée immédiatement un commit de tous les changements stagés et insère un message de commit contextuel.</text:span><text:span text:style-name="T37"><text:line-break/>On pourra utiliser </text:span><text:span text:style-name="T38">aussi : <text:line-break/></text:span><text:span text:style-name="T10">&gt;&gt;git commit --amend</text:span><text:span text:style-name="T38"><text:line-break/>Au lieu de créer un nouveau commit, le dernier commit sera modifié et les derniers changements seront ajoutés au dernier commit. <text:line-break/>(Attention : cette commande ouvre un éditeur de texte pour modifier le commit en question).<text:line-break/></text:span><text:span text:style-name="T9"><text:line-break/></text:span><text:span text:style-name="T14">Il faut maintenant créer la branche « main » : <text:line-break/></text:span><text:span text:style-name="T45">&gt;&gt; <text:s/>git branch -M main</text:span><text:span text:style-name="T15"><text:line-break/><text:line-break/></text:span><text:span text:style-name="T9"><text:line-break/></text:span></text:p>
      <text:p text:style-name="P4"><text:span text:style-name="T48">1</text:span><text:span text:style-name="T49">1</text:span>) Il reste maintenant à "pousser" le Repertoire dans le dossier Originel, qui aura pour premier chapitre le nom : "main" qui a remplacé l'ancien nom : "Master" </text:p>
      <text:p text:style-name="P1"><text:line-break/><text:line-break/>Ayons cette méthode mnémotechnique : on pousse sur ton origine et ça accouche d'un « <text:span text:style-name="T41">main »</text:span>. (Et à chaque fois qu'on voudra ajouter une amélioration au dossier, il faudra "pousser" à nouveau pour "accoucher" d'un nouveau dossier en arborescence).</text:p>
      <text:p text:style-name="Preformatted_20_Text"><text:span text:style-name="T7"><text:line-break/>&gt;&gt;git push -u origin </text:span><text:span text:style-name="T11">main</text:span><text:span text:style-name="T24"><text:line-break/> </text:span></text:p>
      <text:p text:style-name="P1">Voilà, le plus dur est fait, on a publié notre dossier sur Github avec tout ce <text:soft-page-break/>qu'il faut. <text:span text:style-name="T44">Le prompteur vous demande de vous identifier (compte de Github, avec le mot de passe).</text:span></text:p>
      <text:p text:style-name="P1">Il reste maintenant à <text:line-break/><text:line-break/><text:span text:style-name="T18">1</text:span><text:span text:style-name="T22">2</text:span><text:span text:style-name="T18">) C</text:span><text:span text:style-name="T17">réer une branche pour créer une page sur notre dépôt, sur le site :</text:span> <text:line-break/><text:line-break/>cliquer sur Create branch : gh-pages <text:s/>(oui le nom de notre branche s'appelle gh-pages, c'est laid, mais on s'en fout, si si). </text:p>
      <text:p text:style-name="P1"/>
      <text:p text:style-name="P1"><text:line-break/><text:line-break/>NB : si jamais vous voulez ajouter des choses : </text:p>
      <text:p text:style-name="P5">git add --all</text:p>
      <text:p text:style-name="P5">git commit -m 'NOMDEMONNOUVEAUCOMMIT'</text:p>
      <text:p text:style-name="P5">git push</text:p>
      <text:p text:style-name="P5"/>
      <text:p text:style-name="P2">Voilà, à ce stade vous avez normalement réussi à mettre votre dépôt en ligne. Si vous avez des erreurs, n’hésitez pas à en parler, et à mentionner des correctifs pour faire évoluer la documentation. <text:line-break/></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Mono" svg:font-family="'Liberation Mono'" style:font-family-generic="modern" style:font-pitch="fixed"/>
    <style:font-face style:name="Adobe Pi Std" svg:font-family="'Adobe Pi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1-22T03:56:38.643889906</dc:date>
    <meta:editing-duration>PT29M55S</meta:editing-duration>
    <meta:editing-cycles>4</meta:editing-cycles>
    <meta:generator>LibreOffice/7.0.4.2$Linux_X86_64 LibreOffice_project/00$Build-2</meta:generator>
    <meta:document-statistic meta:table-count="0" meta:image-count="0" meta:object-count="0" meta:page-count="4" meta:paragraph-count="42" meta:word-count="952" meta:character-count="5589" meta:non-whitespace-character-count="4619"/>
  </office:meta>
</office:document-meta>
</file>